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14pt" style:font-size-asian="14pt" style:font-size-complex="14pt" fo:language="en" fo:country="US"/>
    </style:style>
    <style:style style:name="P2" style:parent-style-name="Normal" style:family="paragraph">
      <style:paragraph-properties fo:text-align="center"/>
      <style:text-properties fo:font-weight="bold" style:font-weight-asian="bold" style:font-weight-complex="bold" fo:font-size="14pt" style:font-size-asian="14pt" style:font-size-complex="14pt" fo:language="en" fo:country="US"/>
    </style:style>
    <style:style style:name="P3" style:parent-style-name="Normal" style:family="paragraph">
      <style:text-properties fo:font-weight="bold" style:font-weight-asian="bold" style:font-weight-complex="bold" fo:font-size="14pt" style:font-size-asian="14pt" style:font-size-complex="14pt"/>
    </style:style>
    <style:style style:name="P4" style:parent-style-name="Normal" style:family="paragraph">
      <style:text-properties fo:font-weight="bold" style:font-weight-asian="bold" style:font-weight-complex="bold" fo:font-size="14pt" style:font-size-asian="14pt" style:font-size-complex="14pt"/>
    </style:style>
    <style:style style:name="TableColumn6" style:family="table-column">
      <style:table-column-properties style:column-width="1.2583in"/>
    </style:style>
    <style:style style:name="TableColumn7" style:family="table-column">
      <style:table-column-properties style:column-width="1.2583in"/>
    </style:style>
    <style:style style:name="TableColumn8" style:family="table-column">
      <style:table-column-properties style:column-width="1.2583in"/>
    </style:style>
    <style:style style:name="TableColumn9" style:family="table-column">
      <style:table-column-properties style:column-width="1.259in"/>
    </style:style>
    <style:style style:name="TableColumn10" style:family="table-column">
      <style:table-column-properties style:column-width="1.259in"/>
    </style:style>
    <style:style style:name="Table5" style:family="table">
      <style:table-properties style:width="6.293in" fo:margin-left="0in" table:align="left"/>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Row22" style:family="table-row">
      <style:table-row-properties/>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margin-bottom="0in" fo:line-height="100%"/>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text-properties fo:font-weight="bold" style:font-weight-asian="bold" style:font-weight-complex="bold"/>
    </style:style>
    <style:style style:name="P27" style:parent-style-name="Normal" style:family="paragraph">
      <style:paragraph-properties fo:margin-bottom="0in" fo:line-height="100%"/>
      <style:text-properties fo:font-weight="bold" style:font-weight-asian="bold" style:font-weight-complex="bold"/>
    </style:style>
    <style:style style:name="P28" style:parent-style-name="Normal" style:family="paragraph">
      <style:paragraph-properties fo:margin-bottom="0in" fo:line-height="100%"/>
    </style:style>
    <style:style style:name="P29" style:parent-style-name="Normal" style:family="paragraph">
      <style:paragraph-properties fo:margin-bottom="0in" fo:line-height="100%"/>
      <style:text-properties fo:font-weight="bold" style:font-weight-asian="bold" style:font-weight-complex="bold"/>
    </style:style>
    <style:style style:name="P30" style:parent-style-name="Normal" style:family="paragraph">
      <style:paragraph-properties fo:margin-bottom="0in" fo:line-height="100%"/>
    </style:style>
    <style:style style:name="P31" style:parent-style-name="Normal" style:family="paragraph">
      <style:paragraph-properties fo:margin-bottom="0in" fo:line-height="100%"/>
      <style:text-properties fo:font-weight="bold" style:font-weight-asian="bold" style:font-weight-complex="bold"/>
    </style:style>
    <style:style style:name="P32" style:parent-style-name="Normal" style:family="paragraph">
      <style:paragraph-properties fo:margin-bottom="0in" fo:line-height="100%"/>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text-properties fo:font-weight="bold" style:font-weight-asian="bold" style:font-weight-complex="bold"/>
    </style:style>
    <style:style style:name="P44" style:parent-style-name="Normal" style:family="paragraph">
      <style:paragraph-properties fo:margin-bottom="0in" fo:line-height="100%"/>
    </style:style>
    <style:style style:name="P45" style:parent-style-name="Normal" style:family="paragraph">
      <style:paragraph-properties fo:margin-bottom="0in" fo:line-height="100%"/>
    </style:style>
    <style:style style:name="P46" style:parent-style-name="Normal" style:family="paragraph">
      <style:paragraph-properties fo:margin-bottom="0in" fo:line-height="100%"/>
    </style:style>
    <style:style style:name="P47" style:parent-style-name="Normal" style:family="paragraph">
      <style:paragraph-properties fo:margin-bottom="0in" fo:line-height="100%"/>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TableRow54" style:family="table-row">
      <style:table-row-properties/>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margin-bottom="0in" fo:line-height="100%"/>
    </style:style>
    <style:style style:name="TableCell57" style:family="table-cell">
      <style:table-cell-properties fo:border="0.0069in solid #000000" style:writing-mode="lr-tb" fo:padding-top="0in" fo:padding-left="0.075in" fo:padding-bottom="0in" fo:padding-right="0.075in"/>
    </style:style>
    <style:style style:name="P58" style:parent-style-name="Normal" style:family="paragraph">
      <style:paragraph-properties fo:margin-bottom="0in" fo:line-height="100%"/>
      <style:text-properties fo:font-weight="bold" style:font-weight-asian="bold" style:font-weight-complex="bold"/>
    </style:style>
    <style:style style:name="P59" style:parent-style-name="Normal" style:family="paragraph">
      <style:paragraph-properties fo:margin-bottom="0in" fo:line-height="100%"/>
    </style:style>
    <style:style style:name="P60" style:parent-style-name="Normal" style:family="paragraph">
      <style:paragraph-properties fo:margin-bottom="0in" fo:line-height="100%"/>
    </style:style>
    <style:style style:name="P61" style:parent-style-name="Normal" style:family="paragraph">
      <style:paragraph-properties fo:margin-bottom="0in" fo:line-height="100%"/>
    </style:style>
    <style:style style:name="P62" style:parent-style-name="Normal" style:family="paragraph">
      <style:paragraph-properties fo:margin-bottom="0in" fo:line-height="100%"/>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P69" style:parent-style-name="Normal" style:family="paragraph">
      <style:text-properties fo:font-weight="bold" style:font-weight-asian="bold" style:font-weight-complex="bold" fo:font-size="14pt" style:font-size-asian="14pt" style:font-size-complex="14pt"/>
    </style:style>
    <style:style style:name="P70" style:parent-style-name="Normal" style:family="paragraph">
      <style:text-properties fo:font-weight="bold" style:font-weight-asian="bold" style:font-weight-complex="bold" fo:font-size="14pt" style:font-size-asian="14pt" style:font-size-complex="14pt"/>
    </style:style>
    <style:style style:name="P71" style:parent-style-name="Normal" style:family="paragraph">
      <style:text-properties fo:font-weight="bold" style:font-weight-asian="bold" style:font-weight-complex="bold" fo:font-size="14pt" style:font-size-asian="14pt" style:font-size-complex="14pt"/>
    </style:style>
    <style:style style:name="P72" style:parent-style-name="Normal" style:family="paragraph">
      <style:text-properties fo:font-weight="bold" style:font-weight-asian="bold" style:font-weight-complex="bold" fo:font-size="14pt" style:font-size-asian="14pt" style:font-size-complex="14pt"/>
    </style:style>
  </office:automatic-styles>
  <office:body>
    <office:text text:use-soft-page-breaks="true">
      <text:p text:style-name="P1">To Do App voor Outlawz B.V.</text:p>
      <text:p text:style-name="P2"/>
      <text:p text:style-name="P3">Doel:</text:p>
      <text:p text:style-name="Normal">Voor mijn stageopdracht heb ik de taak gekregen om een To Do app te maken. De app moet in staat zijn om taken toe te voegen, verwijderen, en markeren als voltooid.</text:p>
      <text:p text:style-name="P4">Testplan:</text:p>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ext:p text:style-name="P13">Nodig</text:p>
          </table:table-cell>
          <table:table-cell table:style-name="TableCell14">
            <text:p text:style-name="P15">Scenario’s</text:p>
          </table:table-cell>
          <table:table-cell table:style-name="TableCell16">
            <text:p text:style-name="P17">Gewenst Resultaat</text:p>
          </table:table-cell>
          <table:table-cell table:style-name="TableCell18">
            <text:p text:style-name="P19">Resultaat</text:p>
          </table:table-cell>
          <table:table-cell table:style-name="TableCell20">
            <text:p text:style-name="P21">Verbeter-voorstellen</text:p>
          </table:table-cell>
        </table:table-row>
        <table:table-row table:style-name="TableRow22">
          <table:table-cell table:style-name="TableCell23">
            <text:p text:style-name="P24">Taak toevoegen</text:p>
          </table:table-cell>
          <table:table-cell table:style-name="TableCell25">
            <text:p text:style-name="P26">Scenario waarbij je succesvol een taak kan toevoegen.</text:p>
            <text:p text:style-name="P27">Stap 1:</text:p>
            <text:p text:style-name="P28">Klik op ‘nieuwe taak toevoegen’</text:p>
            <text:p text:style-name="P29">Stap 2:</text:p>
            <text:p text:style-name="P30">Vul de nodige informatie in van de taak</text:p>
            <text:p text:style-name="P31">Stap 3:</text:p>
            <text:p text:style-name="P32">Klik op ‘opslaan’</text:p>
          </table:table-cell>
          <table:table-cell table:style-name="TableCell33">
            <text:p text:style-name="P34">De taak wordt<text:s/>succesvol in de database opgeslagen.</text:p>
          </table:table-cell>
          <table:table-cell table:style-name="TableCell35">
            <text:p text:style-name="P36">De taak wordt succesvol toegevoegd aan de database en de pagina wordt gelijk ververst en laat de nieuwe taak zien.</text:p>
          </table:table-cell>
          <table:table-cell table:style-name="TableCell37">
            <text:p text:style-name="P38">Geen verbeteringen. De applicatie werkt precies zoals ik wil.</text:p>
          </table:table-cell>
        </table:table-row>
        <table:table-row table:style-name="TableRow39">
          <table:table-cell table:style-name="TableCell40">
            <text:p text:style-name="P41">Taak verwijderen</text:p>
          </table:table-cell>
          <table:table-cell table:style-name="TableCell42">
            <text:p text:style-name="P43">Scenario waarbij je succesvol een taak kan verwijderen.</text:p>
            <text:p text:style-name="P44">Stap 1:</text:p>
            <text:p text:style-name="P45">Zoek de taak die je wilt verwijderen</text:p>
            <text:p text:style-name="P46">Stap 2:</text:p>
            <text:p text:style-name="P47">Klik op de ‘verwijder’ knop</text:p>
          </table:table-cell>
          <table:table-cell table:style-name="TableCell48">
            <text:p text:style-name="P49">De taak wordt verwijderd uit de database en de lijst taken wordt automatisch geüpdatet.</text:p>
          </table:table-cell>
          <table:table-cell table:style-name="TableCell50">
            <text:p text:style-name="P51">De taak wordt uit de database gehaald en de<text:s/>pagina wordt ververst met een melding dat de taak uit de database gehaald is.</text:p>
          </table:table-cell>
          <table:table-cell table:style-name="TableCell52">
            <text:p text:style-name="P53">Geen verbeteringen. De applicatie doet precies wat ik had verwacht.</text:p>
          </table:table-cell>
        </table:table-row>
        <table:table-row table:style-name="TableRow54">
          <table:table-cell table:style-name="TableCell55">
            <text:p text:style-name="P56">Taak markeren als voltooid</text:p>
          </table:table-cell>
          <table:table-cell table:style-name="TableCell57">
            <text:p text:style-name="P58">Scenario waarbij de taak succesvol als voltooid wordt gemarkeerd</text:p>
            <text:p text:style-name="P59">Stap 1:</text:p>
            <text:p text:style-name="P60">Zoek de<text:s/>taak die voltooid is</text:p>
            <text:p text:style-name="P61">Stap 2:</text:p>
            <text:p text:style-name="P62">Klik de ‘voltooid’ knop</text:p>
          </table:table-cell>
          <table:table-cell table:style-name="TableCell63">
            <text:p text:style-name="P64">De taak blijft in de database staan, en krijgt een groene indicatie dat de taak voltooid is.</text:p>
          </table:table-cell>
          <table:table-cell table:style-name="TableCell65">
            <text:p text:style-name="P66">De taak wordt gemarkeerd als voltooid in groene kleur. Deze aanpassing kan gedaan worden via de ‘edit’ functie.</text:p>
          </table:table-cell>
          <table:table-cell table:style-name="TableCell67">
            <text:p text:style-name="P68">Geen verbeteringen. De applicatie is meer overzichtelijker door de edit knop. Deze behoud ik in de applicatie.</text:p>
          </table:table-cell>
        </table:table-row>
      </table:table>
      <text:p text:style-name="P69"/>
      <text:p text:style-name="P70"/>
      <text:soft-page-break/>
      <text:p text:style-name="P71">Instructies voor gebruik:<text:s/></text:p>
      <text:p text:style-name="Normal">Als je in de folder met de source code bent, kunt u met een rechter muisklik de terminal openen. Hier vul je in ‘php artisan serve’. Dit start de server op. Zorg ook dat je via Xampp Control Panel, apache en mysql opstart.<text:s/>Via het terminal kan je op de site komen, en komt dan bij een 404 error terecht. Je moet dan op de search bar ‘/todos’ toevoegen, dan kom je bij de applicatie.</text:p>
      <text:p text:style-name="Normal">Bovenin kan je een taak toevoegen door een titel in te vullen, en dan op de submit knop te drukken. Deze taak wordt automatisch toegevoegd aan de database. Om een taak te veranderen moet je op de edit knop drukken. Er opent dan een pagina waarin je de naam van de taak kan veranderen, en de status van de taak. Om een taak te verwijderen moet je op de delete knop drukken. De taak wordt dan automatisch verwijderd uit de database.</text:p>
      <text:p text:style-name="Normal"/>
      <text:p text:style-name="P72">Ontwikkelingsproces:</text:p>
      <text:p text:style-name="Normal">Ik ben begonnen met het installeren van een nieuwe Laravel app. Ik heb PHP en Composer al geïnstalleerd op mijn<text:s/>systeem, dus ik hoef alleen via Windows PowerShell de app aan te maken. Ik heb de app aangemaakt met de hulp van de Laravel documentatie.</text:p>
      <text:p text:style-name="Normal">Voor het installeren van Livewire heb ik de gegeven tutorial gevolgd en de composer command uitgevoerd. Livewire is daarbij gelijk succesvol geïnstalleerd.</text:p>
      <text:p text:style-name="Normal">Nu alles is geïnstalleerd kan ik beginnen met het maken van de app. Voor de complete versie van de app wil ik mijn eigen kennis gebruiken, en zo min mogelijk online hulp gebruiken.</text:p>
      <text:p text:style-name="Normal">Het is nu donderdag 30 november, ik was de vorige avond bezig met het afmaken van de app. Maar ik kwam vast te zitten. Ik had mijn eigen kennis onderschat en volg daarom nu een online tutorial. Ik kopieer hun code en lees hun uitleg. Op het moment zit ik nog vast met de TodoController.php. Ik weet nog niet zeker waarom het hierbij fout gaat.</text:p>
      <text:p text:style-name="Normal">Ik volg nu de tutorial van impulsivecode. Ik vind de tutorial van hun veel beter, en ik begrijp hun uitleg beter. Tot nu toe heb ik nog geen problemen gehad.</text:p>
      <text:p text:style-name="Normal"/>
      <text:p text:style-name="Normal">Ik heb de tutorial verder afgerond, en alle nodige criteria staat in de applicatie. Ik ga nu verder met het testen voor mijn testplan. Ook zal ik de GitHub repository aanmaken.<text:s/></text:p>
      <text:p text:style-name="Normal">Het testplan is nu voltooid (zie boven). Daar is uitgekomen dat mijn applicatie werkt zoals het hoort te werken.</text:p>
      <text:p text:style-name="Normal">Tot zo ver heeft de applicatie ongeveer 3 uur geduurd om te maken, van begin tot eind. Nu ga ik nog verder kijken wat ik kan doen voor de styling.</text:p>
      <text:p text:style-name="Normal"/>
      <text:p text:style-name="Normal">De applicatie is klaar, alle nodige functionaliteit werkt zoals het hoort te werken. Deze resultaten zijn te zien in het testplan boven.</text:p>
      <text:p text:style-name="Normal">Uiteindelijk heeft dit project mij ongeveer 4 uur~ gekost om te mak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tthijs Buddelmeijer</meta:initial-creator>
    <dc:creator>Matthijs Buddelmeijer</dc:creator>
    <meta:creation-date>2023-11-28T08:36:00Z</meta:creation-date>
    <dc:date>2023-12-01T09:29:00Z</dc:date>
    <meta:template xlink:href="Normal.dotm" xlink:type="simple"/>
    <meta:editing-cycles>63</meta:editing-cycles>
    <meta:editing-duration>PT7680S</meta:editing-duration>
    <meta:document-statistic meta:page-count="2" meta:paragraph-count="8" meta:word-count="646" meta:character-count="4193" meta:row-count="29" meta:non-whitespace-character-count="3555"/>
  </office:meta>
</office:document-meta>
</file>